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555" officeooo:paragraph-rsid="00155555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5555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6cf4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5555" officeooo:paragraph-rsid="001e879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879c" officeooo:paragraph-rsid="001e879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7pt" fo:font-weight="bold" officeooo:rsid="00155555" officeooo:paragraph-rsid="00155555" style:font-size-asian="17pt" style:font-weight-asian="bold" style:font-size-complex="17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3d73" fo:font-size="12pt" fo:font-weight="normal" officeooo:rsid="00155555" officeooo:paragraph-rsid="0015555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3d73" fo:font-size="12pt" fo:font-weight="normal" officeooo:rsid="00155555" officeooo:paragraph-rsid="001dadf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3d73" fo:font-size="12pt" fo:font-weight="normal" officeooo:rsid="00155555" officeooo:paragraph-rsid="001e879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3d73" fo:font-size="12pt" fo:font-weight="normal" officeooo:rsid="001e879c" officeooo:paragraph-rsid="001e879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weight="normal" officeooo:rsid="001e879c" officeooo:paragraph-rsid="001ee15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3d73" fo:font-size="12pt" fo:font-weight="normal" officeooo:rsid="00155555" officeooo:paragraph-rsid="001e879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3d73" fo:font-size="12pt" fo:font-weight="normal" officeooo:rsid="0016cf4a" officeooo:paragraph-rsid="00155555" style:font-size-asian="12pt" style:font-weight-asian="normal" style:font-size-complex="12pt" style:font-weight-complex="normal"/>
    </style:style>
    <style:style style:name="T1" style:family="text">
      <style:text-properties fo:color="#003d73" officeooo:rsid="00155555"/>
    </style:style>
    <style:style style:name="T2" style:family="text">
      <style:text-properties fo:color="#003d73" officeooo:rsid="001faac1"/>
    </style:style>
    <style:style style:name="T3" style:family="text">
      <style:text-properties officeooo:rsid="001dadf0"/>
    </style:style>
    <style:style style:name="T4" style:family="text">
      <style:text-properties officeooo:rsid="001e879c"/>
    </style:style>
    <style:style style:name="T5" style:family="text">
      <style:text-properties officeooo:rsid="001ee155"/>
    </style:style>
    <style:style style:name="T6" style:family="text">
      <style:text-properties officeooo:rsid="00228b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no. 31145</text:p>
      <text:p text:style-name="P1"/>
      <text:p text:style-name="P6">Assignment No. <text:span text:style-name="T3">10</text:span></text:p>
      <text:p text:style-name="P6"/>
      <text:p text:style-name="P13"/>
      <text:p text:style-name="P13">db.students.insertMany([</text:p>
      <text:p text:style-name="P13"><text:s text:c="2"/>{ </text:p>
      <text:p text:style-name="P13"><text:s text:c="4"/>name: "Song Joong-ki", </text:p>
      <text:p text:style-name="P13"><text:s text:c="4"/>department: "CSE", </text:p>
      <text:p text:style-name="P13"><text:s text:c="4"/>marks: 85, </text:p>
      <text:p text:style-name="P13"><text:s text:c="4"/>city: "Seoul",</text:p>
      <text:p text:style-name="P13"><text:s text:c="4"/>skills: ["Java", "C++", "Python"]</text:p>
      <text:p text:style-name="P13"><text:s text:c="2"/>},</text:p>
      <text:p text:style-name="P13"><text:s text:c="2"/>{ </text:p>
      <text:p text:style-name="P13"><text:s text:c="4"/>name: "Kim Seon-ho", </text:p>
      <text:p text:style-name="P13"><text:s text:c="4"/>department: "CSE", </text:p>
      <text:p text:style-name="P13"><text:s text:c="4"/>marks: 92, </text:p>
      <text:p text:style-name="P13"><text:s text:c="4"/>city: "Busan",</text:p>
      <text:p text:style-name="P13"><text:s text:c="4"/>skills: ["JavaScript", "React", "Node.js"]</text:p>
      <text:p text:style-name="P13"><text:s text:c="2"/>},</text:p>
      <text:p text:style-name="P13"><text:s text:c="2"/>{ </text:p>
      <text:p text:style-name="P13"><text:s text:c="4"/>name: "Ji Chang-wook", </text:p>
      <text:p text:style-name="P13"><text:s text:c="4"/>department: "IT", </text:p>
      <text:p text:style-name="P13"><text:s text:c="4"/>marks: 78, </text:p>
      <text:p text:style-name="P13"><text:s text:c="4"/>city: "Busan",</text:p>
      <text:p text:style-name="P13"><text:s text:c="4"/>skills: ["HTML", "CSS", "JavaScript"]</text:p>
      <text:p text:style-name="P13"><text:s text:c="2"/>},</text:p>
      <text:p text:style-name="P13"><text:s text:c="2"/>{ </text:p>
      <text:p text:style-name="P13"><text:s text:c="4"/>name: "Lee Do-hyun", </text:p>
      <text:p text:style-name="P13"><text:s text:c="4"/>department: "IT", </text:p>
      <text:p text:style-name="P13"><text:s text:c="4"/>marks: 88, </text:p>
      <text:p text:style-name="P13"><text:s text:c="4"/>city: "Jeju",</text:p>
      <text:p text:style-name="P13"><text:s text:c="4"/>skills: ["Python", "Django", "MongoDB"]</text:p>
      <text:p text:style-name="P13"><text:s text:c="2"/>},</text:p>
      <text:p text:style-name="P13"><text:s text:c="2"/>{ </text:p>
      <text:p text:style-name="P13"><text:s text:c="4"/>name: "Park Hyung-shik", </text:p>
      <text:p text:style-name="P13"><text:s text:c="4"/>department: "ECE", </text:p>
      <text:p text:style-name="P13"><text:s text:c="4"/>marks: 95, </text:p>
      <text:p text:style-name="P13"><text:s text:c="4"/>city: "Seoul",</text:p>
      <text:p text:style-name="P13"><text:s text:c="4"/>skills: ["C", "Embedded Systems", "VHDL", "Java"]</text:p>
      <text:p text:style-name="P13"><text:s text:c="2"/>}</text:p>
      <text:p text:style-name="P13">]);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db.students.aggregate([{$group: {_id: "$department", avgmarks: {$avg: "$marks"}}}]);</text:p>
      <text:p text:style-name="P13"/>
      <text:p text:style-name="P13">db.students.aggregate([{$group: {_id: "$city", totalstudents: {$sum: 1}}}]);</text:p>
      <text:p text:style-name="P13"/>
      <text:p text:style-name="P13">db.students.aggregate([{ $match: { marks: { $gt: 80 } } }, { $sort: { marks: -1 } }]).pretty();</text:p>
      <text:p text:style-name="P13"/>
      <text:p text:style-name="P13">db.students.aggregate([{ $group: { _id: "$department", minMarks: { $min: "$marks" } } }]);</text:p>
      <text:p text:style-name="P13"/>
      <text:p text:style-name="P13">db.students.aggregate([{ $group: { _id: "$department", maxMarks: { $max: "$marks" } } }]);</text:p>
      <text:p text:style-name="P13"/>
      <text:p text:style-name="P13">db.students.aggregate([{ $group: { _id: "$department", students: { $push: "$name" } } }]);</text:p>
      <text:p text:style-name="P13"/>
      <text:p text:style-name="P13">db.students.aggregate([{ $count: "totalStudents" }]);</text:p>
      <text:p text:style-name="P13"/>
      <text:p text:style-name="P13">db.students.aggregate([{ $group: { _id: "$department", firstStudent: { $first: "$name" } } }]);</text:p>
      <text:p text:style-name="P13"/>
      <text:p text:style-name="P13">db.students.aggregate([{ $group: { _id: "$department", lastStudent: { $last: "$name" } } }]);</text:p>
      <text:p text:style-name="P13"/>
      <text:p text:style-name="P13">db.students.aggregate([{ $sort: { marks: -1 } }, { $limit: 3 }]).pretty();</text:p>
      <text:p text:style-name="P13"/>
      <text:p text:style-name="P13">db.students.aggregate([{ $sort: { marks: -1 } }, { $skip: 2 }]).pretty();</text:p>
      <text:p text:style-name="P13"/>
      <text:p text:style-name="P13"/>
      <text:p text:style-name="P13"/>
      <text:p text:style-name="P13"/>
      <text:p text:style-name="P13"/>
      <text:p text:style-name="P13">db.students.createIndex({ department: 1 });</text:p>
      <text:p text:style-name="P13"/>
      <text:p text:style-name="P13">db.students.createIndex({ department: 1, marks: -1 });</text:p>
      <text:p text:style-name="P13"/>
      <text:p text:style-name="P13">db.students.createIndex({ name: 1 }, { unique: true });</text:p>
      <text:p text:style-name="P13"/>
      <text:p text:style-name="P13">db.students.createIndex({ name: "text", city: "text" });</text:p>
      <text:p text:style-name="P13">db.students.find({ $text: { $search: "Seoul" } });</text:p>
      <text:p text:style-name="P13"/>
      <text:p text:style-name="P13">db.students.createIndex({ skills: 1 });</text:p>
      <text:p text:style-name="P13">db.students.find({ skills: "Java" });</text:p>
      <text:p text:style-name="P13"/>
      <text:p text:style-name="P13">db.students.createIndex({ name: "hashed" });</text:p>
      <text:p text:style-name="P13"/>
      <text:p text:style-name="P13">db.students.getIndexes();</text:p>
      <text:p text:style-name="P13"/>
      <text:p text:style-name="P13">db.students.find({ department: "CSE" }).explain("executionStats");</text:p>
      <text:p text:style-name="P13"/>
      <text:p text:style-name="P13">db.students.find().pretty();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3T09:15:56.003733786</meta:creation-date>
    <dc:date>2025-09-25T10:31:30.978363881</dc:date>
    <meta:editing-duration>PT48M1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249" meta:character-count="2137" meta:non-whitespace-character-count="1809"/>
  </office:meta>
</office:document-meta>
</file>